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Uzdevumi" style:family="table">
      <style:table-properties style:width="6.925in" table:align="margins"/>
    </style:style>
    <style:style style:name="Uzdevumi.A" style:family="table-column">
      <style:table-column-properties style:column-width="1.3847in" style:rel-column-width="13107*"/>
    </style:style>
    <style:style style:name="Uzdevumi.A1" style:family="table-cell">
      <style:table-cell-properties fo:background-color="#6699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Uzdevumi.E1" style:family="table-cell">
      <style:table-cell-properties fo:background-color="#669966" fo:padding="0.0382in" fo:border="0.05pt solid #000000">
        <style:background-image/>
      </style:table-cell-properties>
    </style:style>
    <style:style style:name="Uzdevumi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2" style:family="table-cell">
      <style:table-cell-properties fo:padding="0.0382in" fo:border-left="0.05pt solid #000000" fo:border-right="none" fo:border-top="none" fo:border-bottom="0.05pt solid #000000"/>
    </style:style>
    <style:style style:name="Uzdevumi.C2" style:family="table-cell">
      <style:table-cell-properties fo:padding="0.0382in" fo:border-left="0.05pt solid #000000" fo:border-right="none" fo:border-top="none" fo:border-bottom="0.05pt solid #000000"/>
    </style:style>
    <style:style style:name="Uzdevumi.D2" style:family="table-cell">
      <style:table-cell-properties fo:padding="0.0382in" fo:border-left="0.05pt solid #000000" fo:border-right="none" fo:border-top="none" fo:border-bottom="0.05pt solid #000000"/>
    </style:style>
    <style:style style:name="Uzdevumi.E2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3" style:family="table-cell">
      <style:table-cell-properties fo:padding="0.0382in" fo:border-left="0.05pt solid #000000" fo:border-right="none" fo:border-top="none" fo:border-bottom="0.05pt solid #000000"/>
    </style:style>
    <style:style style:name="Uzdevumi.C3" style:family="table-cell" style:data-style-name="N37">
      <style:table-cell-properties fo:padding="0.0382in" fo:border-left="0.05pt solid #000000" fo:border-right="none" fo:border-top="none" fo:border-bottom="0.05pt solid #000000"/>
    </style:style>
    <style:style style:name="Uzdevumi.D3" style:family="table-cell">
      <style:table-cell-properties fo:padding="0.0382in" fo:border-left="0.05pt solid #000000" fo:border-right="none" fo:border-top="none" fo:border-bottom="0.05pt solid #000000"/>
    </style:style>
    <style:style style:name="Uzdevumi.E3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4" style:family="table-cell">
      <style:table-cell-properties fo:padding="0.0382in" fo:border-left="0.05pt solid #000000" fo:border-right="none" fo:border-top="none" fo:border-bottom="0.05pt solid #000000"/>
    </style:style>
    <style:style style:name="Uzdevumi.C4" style:family="table-cell" style:data-style-name="N37">
      <style:table-cell-properties fo:padding="0.0382in" fo:border-left="0.05pt solid #000000" fo:border-right="none" fo:border-top="none" fo:border-bottom="0.05pt solid #000000"/>
    </style:style>
    <style:style style:name="Uzdevumi.D4" style:family="table-cell">
      <style:table-cell-properties fo:padding="0.0382in" fo:border-left="0.05pt solid #000000" fo:border-right="none" fo:border-top="none" fo:border-bottom="0.05pt solid #000000"/>
    </style:style>
    <style:style style:name="Uzdevumi.E4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5" style:family="table-cell">
      <style:table-cell-properties fo:padding="0.0382in" fo:border-left="0.05pt solid #000000" fo:border-right="none" fo:border-top="none" fo:border-bottom="0.05pt solid #000000"/>
    </style:style>
    <style:style style:name="Uzdevumi.C5" style:family="table-cell" style:data-style-name="N37">
      <style:table-cell-properties fo:padding="0.0382in" fo:border-left="0.05pt solid #000000" fo:border-right="none" fo:border-top="none" fo:border-bottom="0.05pt solid #000000"/>
    </style:style>
    <style:style style:name="Uzdevumi.D5" style:family="table-cell">
      <style:table-cell-properties fo:padding="0.0382in" fo:border-left="0.05pt solid #000000" fo:border-right="none" fo:border-top="none" fo:border-bottom="0.05pt solid #000000"/>
    </style:style>
    <style:style style:name="Uzdevumi.E5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6" style:family="table-cell">
      <style:table-cell-properties fo:padding="0.0382in" fo:border-left="0.05pt solid #000000" fo:border-right="none" fo:border-top="none" fo:border-bottom="0.05pt solid #000000"/>
    </style:style>
    <style:style style:name="Uzdevumi.C6" style:family="table-cell" style:data-style-name="N37">
      <style:table-cell-properties fo:padding="0.0382in" fo:border-left="0.05pt solid #000000" fo:border-right="none" fo:border-top="none" fo:border-bottom="0.05pt solid #000000"/>
    </style:style>
    <style:style style:name="Uzdevumi.D6" style:family="table-cell">
      <style:table-cell-properties fo:padding="0.0382in" fo:border-left="0.05pt solid #000000" fo:border-right="none" fo:border-top="none" fo:border-bottom="0.05pt solid #000000"/>
    </style:style>
    <style:style style:name="Uzdevumi.E6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7" style:family="table-cell">
      <style:table-cell-properties fo:padding="0.0382in" fo:border-left="0.05pt solid #000000" fo:border-right="none" fo:border-top="none" fo:border-bottom="0.05pt solid #000000"/>
    </style:style>
    <style:style style:name="Uzdevumi.C7" style:family="table-cell" style:data-style-name="N37">
      <style:table-cell-properties fo:padding="0.0382in" fo:border-left="0.05pt solid #000000" fo:border-right="none" fo:border-top="none" fo:border-bottom="0.05pt solid #000000"/>
    </style:style>
    <style:style style:name="Uzdevumi.D7" style:family="table-cell">
      <style:table-cell-properties fo:padding="0.0382in" fo:border-left="0.05pt solid #000000" fo:border-right="none" fo:border-top="none" fo:border-bottom="0.05pt solid #000000"/>
    </style:style>
    <style:style style:name="Uzdevumi.E7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8" style:family="table-cell">
      <style:table-cell-properties fo:padding="0.0382in" fo:border-left="0.05pt solid #000000" fo:border-right="none" fo:border-top="none" fo:border-bottom="0.05pt solid #000000"/>
    </style:style>
    <style:style style:name="Uzdevumi.C8" style:family="table-cell" style:data-style-name="N37">
      <style:table-cell-properties fo:padding="0.0382in" fo:border-left="0.05pt solid #000000" fo:border-right="none" fo:border-top="none" fo:border-bottom="0.05pt solid #000000"/>
    </style:style>
    <style:style style:name="Uzdevumi.D8" style:family="table-cell">
      <style:table-cell-properties fo:padding="0.0382in" fo:border-left="0.05pt solid #000000" fo:border-right="none" fo:border-top="none" fo:border-bottom="0.05pt solid #000000"/>
    </style:style>
    <style:style style:name="Uzdevumi.E8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9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9" style:family="table-cell">
      <style:table-cell-properties fo:padding="0.0382in" fo:border-left="0.05pt solid #000000" fo:border-right="none" fo:border-top="none" fo:border-bottom="0.05pt solid #000000"/>
    </style:style>
    <style:style style:name="Uzdevumi.C9" style:family="table-cell" style:data-style-name="N37">
      <style:table-cell-properties fo:padding="0.0382in" fo:border-left="0.05pt solid #000000" fo:border-right="none" fo:border-top="none" fo:border-bottom="0.05pt solid #000000"/>
    </style:style>
    <style:style style:name="Uzdevumi.D9" style:family="table-cell">
      <style:table-cell-properties fo:padding="0.0382in" fo:border-left="0.05pt solid #000000" fo:border-right="none" fo:border-top="none" fo:border-bottom="0.05pt solid #000000"/>
    </style:style>
    <style:style style:name="Uzdevumi.E9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10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10" style:family="table-cell">
      <style:table-cell-properties fo:padding="0.0382in" fo:border-left="0.05pt solid #000000" fo:border-right="none" fo:border-top="none" fo:border-bottom="0.05pt solid #000000"/>
    </style:style>
    <style:style style:name="Uzdevumi.C10" style:family="table-cell" style:data-style-name="N37">
      <style:table-cell-properties fo:padding="0.0382in" fo:border-left="0.05pt solid #000000" fo:border-right="none" fo:border-top="none" fo:border-bottom="0.05pt solid #000000"/>
    </style:style>
    <style:style style:name="Uzdevumi.D10" style:family="table-cell">
      <style:table-cell-properties fo:padding="0.0382in" fo:border-left="0.05pt solid #000000" fo:border-right="none" fo:border-top="none" fo:border-bottom="0.05pt solid #000000"/>
    </style:style>
    <style:style style:name="Uzdevumi.E10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11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11" style:family="table-cell">
      <style:table-cell-properties fo:padding="0.0382in" fo:border-left="0.05pt solid #000000" fo:border-right="none" fo:border-top="none" fo:border-bottom="0.05pt solid #000000"/>
    </style:style>
    <style:style style:name="Uzdevumi.C11" style:family="table-cell" style:data-style-name="N37">
      <style:table-cell-properties fo:padding="0.0382in" fo:border-left="0.05pt solid #000000" fo:border-right="none" fo:border-top="none" fo:border-bottom="0.05pt solid #000000"/>
    </style:style>
    <style:style style:name="Uzdevumi.D11" style:family="table-cell">
      <style:table-cell-properties fo:padding="0.0382in" fo:border-left="0.05pt solid #000000" fo:border-right="none" fo:border-top="none" fo:border-bottom="0.05pt solid #000000"/>
    </style:style>
    <style:style style:name="Uzdevumi.E11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1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12" style:family="table-cell">
      <style:table-cell-properties fo:padding="0.0382in" fo:border-left="0.05pt solid #000000" fo:border-right="none" fo:border-top="none" fo:border-bottom="0.05pt solid #000000"/>
    </style:style>
    <style:style style:name="Uzdevumi.C12" style:family="table-cell" style:data-style-name="N37">
      <style:table-cell-properties fo:padding="0.0382in" fo:border-left="0.05pt solid #000000" fo:border-right="none" fo:border-top="none" fo:border-bottom="0.05pt solid #000000"/>
    </style:style>
    <style:style style:name="Uzdevumi.D12" style:family="table-cell">
      <style:table-cell-properties fo:padding="0.0382in" fo:border-left="0.05pt solid #000000" fo:border-right="none" fo:border-top="none" fo:border-bottom="0.05pt solid #000000"/>
    </style:style>
    <style:style style:name="Uzdevumi.E12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1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13" style:family="table-cell">
      <style:table-cell-properties fo:padding="0.0382in" fo:border-left="0.05pt solid #000000" fo:border-right="none" fo:border-top="none" fo:border-bottom="0.05pt solid #000000"/>
    </style:style>
    <style:style style:name="Uzdevumi.C13" style:family="table-cell">
      <style:table-cell-properties fo:padding="0.0382in" fo:border-left="0.05pt solid #000000" fo:border-right="none" fo:border-top="none" fo:border-bottom="0.05pt solid #000000"/>
    </style:style>
    <style:style style:name="Uzdevumi.D13" style:family="table-cell">
      <style:table-cell-properties fo:padding="0.0382in" fo:border-left="0.05pt solid #000000" fo:border-right="none" fo:border-top="none" fo:border-bottom="0.05pt solid #000000"/>
    </style:style>
    <style:style style:name="Uzdevumi.E13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1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14" style:family="table-cell">
      <style:table-cell-properties fo:padding="0.0382in" fo:border-left="0.05pt solid #000000" fo:border-right="none" fo:border-top="none" fo:border-bottom="0.05pt solid #000000"/>
    </style:style>
    <style:style style:name="Uzdevumi.C14" style:family="table-cell">
      <style:table-cell-properties fo:padding="0.0382in" fo:border-left="0.05pt solid #000000" fo:border-right="none" fo:border-top="none" fo:border-bottom="0.05pt solid #000000"/>
    </style:style>
    <style:style style:name="Uzdevumi.D14" style:family="table-cell">
      <style:table-cell-properties fo:padding="0.0382in" fo:border-left="0.05pt solid #000000" fo:border-right="none" fo:border-top="none" fo:border-bottom="0.05pt solid #000000"/>
    </style:style>
    <style:style style:name="Uzdevumi.E14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1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15" style:family="table-cell">
      <style:table-cell-properties fo:padding="0.0382in" fo:border-left="0.05pt solid #000000" fo:border-right="none" fo:border-top="none" fo:border-bottom="0.05pt solid #000000"/>
    </style:style>
    <style:style style:name="Uzdevumi.C15" style:family="table-cell">
      <style:table-cell-properties fo:padding="0.0382in" fo:border-left="0.05pt solid #000000" fo:border-right="none" fo:border-top="none" fo:border-bottom="0.05pt solid #000000"/>
    </style:style>
    <style:style style:name="Uzdevumi.D15" style:family="table-cell">
      <style:table-cell-properties fo:padding="0.0382in" fo:border-left="0.05pt solid #000000" fo:border-right="none" fo:border-top="none" fo:border-bottom="0.05pt solid #000000"/>
    </style:style>
    <style:style style:name="Uzdevumi.E15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1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16" style:family="table-cell">
      <style:table-cell-properties fo:padding="0.0382in" fo:border-left="0.05pt solid #000000" fo:border-right="none" fo:border-top="none" fo:border-bottom="0.05pt solid #000000"/>
    </style:style>
    <style:style style:name="Uzdevumi.C16" style:family="table-cell">
      <style:table-cell-properties fo:padding="0.0382in" fo:border-left="0.05pt solid #000000" fo:border-right="none" fo:border-top="none" fo:border-bottom="0.05pt solid #000000"/>
    </style:style>
    <style:style style:name="Uzdevumi.D16" style:family="table-cell">
      <style:table-cell-properties fo:padding="0.0382in" fo:border-left="0.05pt solid #000000" fo:border-right="none" fo:border-top="none" fo:border-bottom="0.05pt solid #000000"/>
    </style:style>
    <style:style style:name="Uzdevumi.E16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1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17" style:family="table-cell">
      <style:table-cell-properties fo:padding="0.0382in" fo:border-left="0.05pt solid #000000" fo:border-right="none" fo:border-top="none" fo:border-bottom="0.05pt solid #000000"/>
    </style:style>
    <style:style style:name="Uzdevumi.C17" style:family="table-cell">
      <style:table-cell-properties fo:padding="0.0382in" fo:border-left="0.05pt solid #000000" fo:border-right="none" fo:border-top="none" fo:border-bottom="0.05pt solid #000000"/>
    </style:style>
    <style:style style:name="Uzdevumi.D17" style:family="table-cell">
      <style:table-cell-properties fo:padding="0.0382in" fo:border-left="0.05pt solid #000000" fo:border-right="none" fo:border-top="none" fo:border-bottom="0.05pt solid #000000"/>
    </style:style>
    <style:style style:name="Uzdevumi.E17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1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18" style:family="table-cell">
      <style:table-cell-properties fo:padding="0.0382in" fo:border-left="0.05pt solid #000000" fo:border-right="none" fo:border-top="none" fo:border-bottom="0.05pt solid #000000"/>
    </style:style>
    <style:style style:name="Uzdevumi.C18" style:family="table-cell">
      <style:table-cell-properties fo:padding="0.0382in" fo:border-left="0.05pt solid #000000" fo:border-right="none" fo:border-top="none" fo:border-bottom="0.05pt solid #000000"/>
    </style:style>
    <style:style style:name="Uzdevumi.D18" style:family="table-cell">
      <style:table-cell-properties fo:padding="0.0382in" fo:border-left="0.05pt solid #000000" fo:border-right="none" fo:border-top="none" fo:border-bottom="0.05pt solid #000000"/>
    </style:style>
    <style:style style:name="Uzdevumi.E18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19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19" style:family="table-cell">
      <style:table-cell-properties fo:padding="0.0382in" fo:border-left="0.05pt solid #000000" fo:border-right="none" fo:border-top="none" fo:border-bottom="0.05pt solid #000000"/>
    </style:style>
    <style:style style:name="Uzdevumi.C19" style:family="table-cell">
      <style:table-cell-properties fo:padding="0.0382in" fo:border-left="0.05pt solid #000000" fo:border-right="none" fo:border-top="none" fo:border-bottom="0.05pt solid #000000"/>
    </style:style>
    <style:style style:name="Uzdevumi.D19" style:family="table-cell">
      <style:table-cell-properties fo:padding="0.0382in" fo:border-left="0.05pt solid #000000" fo:border-right="none" fo:border-top="none" fo:border-bottom="0.05pt solid #000000"/>
    </style:style>
    <style:style style:name="Uzdevumi.E19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20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20" style:family="table-cell">
      <style:table-cell-properties fo:padding="0.0382in" fo:border-left="0.05pt solid #000000" fo:border-right="none" fo:border-top="none" fo:border-bottom="0.05pt solid #000000"/>
    </style:style>
    <style:style style:name="Uzdevumi.C20" style:family="table-cell">
      <style:table-cell-properties fo:padding="0.0382in" fo:border-left="0.05pt solid #000000" fo:border-right="none" fo:border-top="none" fo:border-bottom="0.05pt solid #000000"/>
    </style:style>
    <style:style style:name="Uzdevumi.D20" style:family="table-cell">
      <style:table-cell-properties fo:padding="0.0382in" fo:border-left="0.05pt solid #000000" fo:border-right="none" fo:border-top="none" fo:border-bottom="0.05pt solid #000000"/>
    </style:style>
    <style:style style:name="Uzdevumi.E20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21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21" style:family="table-cell">
      <style:table-cell-properties fo:padding="0.0382in" fo:border-left="0.05pt solid #000000" fo:border-right="none" fo:border-top="none" fo:border-bottom="0.05pt solid #000000"/>
    </style:style>
    <style:style style:name="Uzdevumi.C21" style:family="table-cell">
      <style:table-cell-properties fo:padding="0.0382in" fo:border-left="0.05pt solid #000000" fo:border-right="none" fo:border-top="none" fo:border-bottom="0.05pt solid #000000"/>
    </style:style>
    <style:style style:name="Uzdevumi.D21" style:family="table-cell">
      <style:table-cell-properties fo:padding="0.0382in" fo:border-left="0.05pt solid #000000" fo:border-right="none" fo:border-top="none" fo:border-bottom="0.05pt solid #000000"/>
    </style:style>
    <style:style style:name="Uzdevumi.E21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2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22" style:family="table-cell">
      <style:table-cell-properties fo:padding="0.0382in" fo:border-left="0.05pt solid #000000" fo:border-right="none" fo:border-top="none" fo:border-bottom="0.05pt solid #000000"/>
    </style:style>
    <style:style style:name="Uzdevumi.C22" style:family="table-cell">
      <style:table-cell-properties fo:padding="0.0382in" fo:border-left="0.05pt solid #000000" fo:border-right="none" fo:border-top="none" fo:border-bottom="0.05pt solid #000000"/>
    </style:style>
    <style:style style:name="Uzdevumi.D22" style:family="table-cell">
      <style:table-cell-properties fo:padding="0.0382in" fo:border-left="0.05pt solid #000000" fo:border-right="none" fo:border-top="none" fo:border-bottom="0.05pt solid #000000"/>
    </style:style>
    <style:style style:name="Uzdevumi.E22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2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Uzdevumi.B23" style:family="table-cell">
      <style:table-cell-properties fo:padding="0.0382in" fo:border-left="0.05pt solid #000000" fo:border-right="none" fo:border-top="none" fo:border-bottom="0.05pt solid #000000"/>
    </style:style>
    <style:style style:name="Uzdevumi.C23" style:family="table-cell">
      <style:table-cell-properties fo:padding="0.0382in" fo:border-left="0.05pt solid #000000" fo:border-right="none" fo:border-top="none" fo:border-bottom="0.05pt solid #000000"/>
    </style:style>
    <style:style style:name="Uzdevumi.D23" style:family="table-cell">
      <style:table-cell-properties fo:padding="0.0382in" fo:border-left="0.05pt solid #000000" fo:border-right="none" fo:border-top="none" fo:border-bottom="0.05pt solid #000000"/>
    </style:style>
    <style:style style:name="Uzdevumi.E23" style:family="table-cell">
      <style:table-cell-properties fo:padding="0.0382in" fo:border-left="0.05pt solid #000000" fo:border-right="0.05pt solid #000000" fo:border-top="none" fo:border-bottom="0.05pt solid #000000"/>
    </style:style>
    <style:style style:name="Uzdevumi.A24" style:family="table-cell">
      <style:table-cell-properties fo:padding="0.0382in" fo:border-left="0.05pt solid #000000" fo:border-right="none" fo:border-top="none" fo:border-bottom="0.05pt solid #000000"/>
    </style:style>
    <style:style style:name="Uzdevumi.B24" style:family="table-cell">
      <style:table-cell-properties fo:padding="0.0382in" fo:border-left="0.05pt solid #000000" fo:border-right="none" fo:border-top="none" fo:border-bottom="0.05pt solid #000000"/>
    </style:style>
    <style:style style:name="Uzdevumi.C24" style:family="table-cell">
      <style:table-cell-properties fo:padding="0.0382in" fo:border-left="0.05pt solid #000000" fo:border-right="none" fo:border-top="none" fo:border-bottom="0.05pt solid #000000"/>
    </style:style>
    <style:style style:name="Uzdevumi.D24" style:family="table-cell">
      <style:table-cell-properties fo:padding="0.0382in" fo:border-left="0.05pt solid #000000" fo:border-right="none" fo:border-top="none" fo:border-bottom="0.05pt solid #000000"/>
    </style:style>
    <style:style style:name="Uzdevumi.E2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fo:background-color="transparent"/>
    </style:style>
    <style:style style:name="P2" style:family="paragraph" style:parent-style-name="Table_20_Contents">
      <style:text-properties fo:language="lv" fo:country="LV"/>
    </style:style>
    <style:style style:name="P3" style:family="paragraph" style:parent-style-name="Standard">
      <style:text-properties fo:language="lv" fo:country="LV" officeooo:paragraph-rsid="000fddc0"/>
    </style:style>
    <style:style style:name="P4" style:family="paragraph" style:parent-style-name="Standard">
      <style:text-properties fo:language="lv" fo:country="LV" officeooo:paragraph-rsid="00110e9f"/>
    </style:style>
    <style:style style:name="P5" style:family="paragraph" style:parent-style-name="Standard">
      <style:text-properties fo:language="lv" fo:country="LV" officeooo:rsid="00121933" officeooo:paragraph-rsid="00121933"/>
    </style:style>
    <style:style style:name="P6" style:family="paragraph" style:parent-style-name="Table_20_Contents">
      <style:text-properties fo:language="lv" fo:country="LV" officeooo:rsid="000fddc0" officeooo:paragraph-rsid="000fddc0"/>
    </style:style>
    <style:style style:name="P7" style:family="paragraph" style:parent-style-name="Table_20_Contents">
      <style:text-properties fo:language="lv" fo:country="LV"/>
    </style:style>
    <style:style style:name="P8" style:family="paragraph" style:parent-style-name="Table_20_Contents">
      <style:text-properties fo:language="lv" fo:country="LV" officeooo:rsid="00110e9f" officeooo:paragraph-rsid="00110e9f"/>
    </style:style>
    <style:style style:name="P9" style:family="paragraph" style:parent-style-name="Table_20_Contents">
      <style:text-properties fo:language="lv" fo:country="LV" officeooo:paragraph-rsid="00110e9f"/>
    </style:style>
    <style:style style:name="P10" style:family="paragraph" style:parent-style-name="Table_20_Contents">
      <style:text-properties fo:language="lv" fo:country="LV" officeooo:rsid="00121933" officeooo:paragraph-rsid="00121933"/>
    </style:style>
    <style:style style:name="T1" style:family="text">
      <style:text-properties fo:language="lv" fo:country="LV"/>
    </style:style>
    <style:style style:name="T2" style:family="text">
      <style:text-properties officeooo:rsid="000fddc0"/>
    </style:style>
    <style:style style:name="T3" style:family="text">
      <style:text-properties officeooo:rsid="00110e9f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Uzdevumi" table:style-name="Uzdevumi">
        <table:table-column table:style-name="Uzdevumi.A" table:number-columns-repeated="5"/>
        <table:table-row table:style-name="TableLine2189732474384">
          <table:table-cell table:style-name="Uzdevumi.A1" office:value-type="string">
            <text:p text:style-name="P1">Uzd. Nr.</text:p>
          </table:table-cell>
          <table:table-cell table:style-name="Uzdevumi.A1" office:value-type="string">
            <text:p text:style-name="P1">Uzd. Nosaukums</text:p>
          </table:table-cell>
          <table:table-cell table:style-name="Uzdevumi.A1" office:value-type="string">
            <text:p text:style-name="P1">Datums</text:p>
          </table:table-cell>
          <table:table-cell table:style-name="Uzdevumi.A1" office:value-type="string">
            <text:p text:style-name="P1">Patērētās stundas</text:p>
          </table:table-cell>
          <table:table-cell table:style-name="Uzdevumi.E1" office:value-type="string">
            <text:p text:style-name="P1">Piezīmes</text:p>
          </table:table-cell>
        </table:table-row>
        <table:table-row table:style-name="TableLine2189732467184">
          <table:table-cell table:style-name="Uzdevumi.A2" office:value-type="float" office:value="1.1">
            <text:p text:style-name="Table_20_Contents">1.1</text:p>
          </table:table-cell>
          <table:table-cell table:style-name="Uzdevumi.D17" office:value-type="string">
            <text:p text:style-name="Table_20_Contents">GIT repozitorija izveide</text:p>
          </table:table-cell>
          <table:table-cell table:style-name="Uzdevumi.D17" office:value-type="string">
            <text:p text:style-name="Table_20_Contents">0<text:span text:style-name="T1">3</text:span>/0<text:span text:style-name="T1">5</text:span>/23</text:p>
          </table:table-cell>
          <table:table-cell table:style-name="Uzdevumi.D17" office:value-type="string">
            <text:p text:style-name="Table_20_Contents">1h</text:p>
          </table:table-cell>
          <table:table-cell table:style-name="Uzdevumi.E17" office:value-type="string">
            <text:p text:style-name="Table_20_Contents">Repozitorija izveide, tukša API projekta izveide, iepazīšanās ar uzdevumu</text:p>
          </table:table-cell>
        </table:table-row>
        <table:table-row table:style-name="TableLine2189732493968">
          <table:table-cell table:style-name="Uzdevumi.A3" office:value-type="float" office:value="1.2">
            <text:p text:style-name="Table_20_Contents">1.2</text:p>
          </table:table-cell>
          <table:table-cell table:style-name="Uzdevumi.D17" office:value-type="string">
            <text:p text:style-name="Table_20_Contents">Entītiju mode<text:span text:style-name="T1">ļu izveide</text:span></text:p>
          </table:table-cell>
          <table:table-cell table:style-name="Uzdevumi.C3" office:value-type="date" office:date-value="2023-04-05">
            <text:p text:style-name="P2">04/05/23</text:p>
          </table:table-cell>
          <table:table-cell table:style-name="Uzdevumi.D17" office:value-type="string">
            <text:p text:style-name="P2">1h</text:p>
          </table:table-cell>
          <table:table-cell table:style-name="Uzdevumi.E17" office:value-type="string">
            <text:p text:style-name="P2">Nepieciešamo entītiju modeļu izveide, migrāciju izveide</text:p>
          </table:table-cell>
        </table:table-row>
        <table:table-row table:style-name="TableLine2189732463152">
          <table:table-cell table:style-name="Uzdevumi.A4" office:value-type="float" office:value="2.1">
            <text:p text:style-name="P2">2.1</text:p>
          </table:table-cell>
          <table:table-cell table:style-name="Uzdevumi.D17" office:value-type="string">
            <text:p text:style-name="P2">Lietotāja autentifikācijas un autorizēšanas nodrošinājums API </text:p>
          </table:table-cell>
          <table:table-cell table:style-name="Uzdevumi.C4" office:value-type="date" office:date-value="2023-04-05">
            <text:p text:style-name="P2">04/05/23</text:p>
          </table:table-cell>
          <table:table-cell table:style-name="Uzdevumi.D17" office:value-type="string">
            <text:p text:style-name="P2">2h</text:p>
          </table:table-cell>
          <table:table-cell table:style-name="Uzdevumi.E17" office:value-type="string">
            <text:p text:style-name="P2">Iepazīšanās ar interneta resursu</text:p>
          </table:table-cell>
        </table:table-row>
        <table:table-row table:style-name="TableLine2189732460848">
          <table:table-cell table:style-name="Uzdevumi.A5" office:value-type="float" office:value="2.1">
            <text:p text:style-name="P2">2.1</text:p>
          </table:table-cell>
          <table:table-cell table:style-name="Uzdevumi.D17" office:value-type="string">
            <text:p text:style-name="P2">Lietotāja autentifikācijas un autorizēšanas nodrošinājums API</text:p>
          </table:table-cell>
          <table:table-cell table:style-name="Uzdevumi.C5" office:value-type="date" office:date-value="2023-05-05">
            <text:p text:style-name="P2">05/05/23</text:p>
          </table:table-cell>
          <table:table-cell table:style-name="Uzdevumi.D17" office:value-type="string">
            <text:p text:style-name="P2">3h</text:p>
          </table:table-cell>
          <table:table-cell table:style-name="Uzdevumi.E17" office:value-type="string">
            <text:p text:style-name="P2">Autentifikācijas un atorizēšanās implementācija API</text:p>
          </table:table-cell>
        </table:table-row>
        <table:table-row table:style-name="TableLine2189732462864">
          <table:table-cell table:style-name="Uzdevumi.A6" office:value-type="float" office:value="2.2">
            <text:p text:style-name="P2">2.2</text:p>
          </table:table-cell>
          <table:table-cell table:style-name="Uzdevumi.D17" office:value-type="string">
            <text:p text:style-name="P2">Frontend projekta izveide </text:p>
          </table:table-cell>
          <table:table-cell table:style-name="Uzdevumi.C6" office:value-type="date" office:date-value="2023-05-05">
            <text:p text:style-name="P2">05/05/23</text:p>
          </table:table-cell>
          <table:table-cell table:style-name="Uzdevumi.D17" office:value-type="string">
            <text:p text:style-name="P2">3h</text:p>
          </table:table-cell>
          <table:table-cell table:style-name="Uzdevumi.E17" office:value-type="string">
            <text:p text:style-name="P2">Jauna Vue projekta izveide, iepazīšanās ar dokumentāciju, nepieciešamo pakešu instalācija</text:p>
          </table:table-cell>
        </table:table-row>
        <table:table-row table:style-name="TableLine2189732458544">
          <table:table-cell table:style-name="Uzdevumi.A7" office:value-type="float" office:value="2.2">
            <text:p text:style-name="P2">2.2</text:p>
          </table:table-cell>
          <table:table-cell table:style-name="Uzdevumi.D17" office:value-type="string">
            <text:p text:style-name="P2">Lietotāja autentifikācijas un autorizēšanas nodrošinājums frontend</text:p>
          </table:table-cell>
          <table:table-cell table:style-name="Uzdevumi.C7" office:value-type="date" office:date-value="2023-08-05">
            <text:p text:style-name="P2">08/05/23</text:p>
          </table:table-cell>
          <table:table-cell table:style-name="Uzdevumi.D17" office:value-type="string">
            <text:p text:style-name="P2">3h</text:p>
          </table:table-cell>
          <table:table-cell table:style-name="Uzdevumi.E17" office:value-type="string">
            <text:p text:style-name="P2">Autentifikācijas un atorizēšanās implementācija frontend</text:p>
          </table:table-cell>
        </table:table-row>
        <table:table-row table:style-name="TableLine2189732461136">
          <table:table-cell table:style-name="Uzdevumi.A8" office:value-type="float" office:value="2.2">
            <text:p text:style-name="P2">2.2</text:p>
          </table:table-cell>
          <table:table-cell table:style-name="Uzdevumi.D17" office:value-type="string">
            <text:p text:style-name="P2">'login' lapas izveide</text:p>
          </table:table-cell>
          <table:table-cell table:style-name="Uzdevumi.C8" office:value-type="date" office:date-value="2023-08-05">
            <text:p text:style-name="P2">08/05/23</text:p>
          </table:table-cell>
          <table:table-cell table:style-name="Uzdevumi.D17" office:value-type="string">
            <text:p text:style-name="P2">1h</text:p>
          </table:table-cell>
          <table:table-cell table:style-name="Uzdevumi.E17" office:value-type="string">
            <text:p text:style-name="P2">'login' lapas izveide frontend</text:p>
          </table:table-cell>
        </table:table-row>
        <table:table-row table:style-name="TableLine2189732480720">
          <table:table-cell table:style-name="Uzdevumi.A9" office:value-type="float" office:value="2.2">
            <text:p text:style-name="P2">2.2</text:p>
          </table:table-cell>
          <table:table-cell table:style-name="Uzdevumi.D17" office:value-type="string">
            <text:p text:style-name="P2">Atkļūdošana frontend projektā</text:p>
          </table:table-cell>
          <table:table-cell table:style-name="Uzdevumi.C9" office:value-type="date" office:date-value="2023-08-05">
            <text:p text:style-name="P2">08/05/23</text:p>
          </table:table-cell>
          <table:table-cell table:style-name="Uzdevumi.D17" office:value-type="string">
            <text:p text:style-name="P2">3h</text:p>
          </table:table-cell>
          <table:table-cell table:style-name="Uzdevumi.E17" office:value-type="string">
            <text:p text:style-name="P2">Atkļūdošana frontend projektā, dokumentācijas lasīšana</text:p>
          </table:table-cell>
        </table:table-row>
        <table:table-row table:style-name="TableLine2189732478704">
          <table:table-cell table:style-name="Uzdevumi.A10" office:value-type="float" office:value="2.2">
            <text:p text:style-name="P2">2.2</text:p>
          </table:table-cell>
          <table:table-cell table:style-name="Uzdevumi.D17" office:value-type="string">
            <text:p text:style-name="P2">'register' lapas izveide</text:p>
          </table:table-cell>
          <table:table-cell table:style-name="Uzdevumi.C10" office:value-type="date" office:date-value="2023-08-05">
            <text:p text:style-name="P2">08/05/23</text:p>
          </table:table-cell>
          <table:table-cell table:style-name="Uzdevumi.D17" office:value-type="string">
            <text:p text:style-name="P2">2h</text:p>
          </table:table-cell>
          <table:table-cell table:style-name="Uzdevumi.E17" office:value-type="string">
            <text:p text:style-name="P2">'register' lapas izveide, validācijas paķetes 'vee-validate' pievienošana</text:p>
          </table:table-cell>
        </table:table-row>
        <table:table-row table:style-name="TableLine2189732492240">
          <table:table-cell table:style-name="Uzdevumi.A11" office:value-type="float" office:value="2.2">
            <text:p text:style-name="P2">2.2</text:p>
          </table:table-cell>
          <table:table-cell table:style-name="Uzdevumi.D17" office:value-type="string">
            <text:p text:style-name="P2">Izrakstīšanās implementācija frontend</text:p>
          </table:table-cell>
          <table:table-cell table:style-name="Uzdevumi.C11" office:value-type="date" office:date-value="2023-11-05">
            <text:p text:style-name="P2">11/05/23</text:p>
          </table:table-cell>
          <table:table-cell table:style-name="Uzdevumi.D17" office:value-type="string">
            <text:p text:style-name="P2">1h</text:p>
          </table:table-cell>
          <table:table-cell table:style-name="Uzdevumi.E17" office:value-type="string">
            <text:p text:style-name="P2">Izrakstīšanās funkcionalitātes implementācija frontend</text:p>
          </table:table-cell>
        </table:table-row>
        <text:soft-page-break/>
        <table:table-row table:style-name="TableLine2189732479856">
          <table:table-cell table:style-name="Uzdevumi.A12" office:value-type="float" office:value="2.2">
            <text:p text:style-name="P2">2.2</text:p>
          </table:table-cell>
          <table:table-cell table:style-name="Uzdevumi.D17" office:value-type="string">
            <text:p text:style-name="P2">Frontend lapu uzlabošana</text:p>
          </table:table-cell>
          <table:table-cell table:style-name="Uzdevumi.C12" office:value-type="date" office:date-value="2023-11-05">
            <text:p text:style-name="P2">11/05/23</text:p>
          </table:table-cell>
          <table:table-cell table:style-name="Uzdevumi.D17" office:value-type="string">
            <text:p text:style-name="P2">2h</text:p>
          </table:table-cell>
          <table:table-cell table:style-name="Uzdevumi.E17" office:value-type="string">
            <text:p text:style-name="P2">Iepazīšanās ar 'bootstrap-vue-next' paketes dokumentāciju, 'vue3-toastify' paketes pievienošana, lapu vizuālā uzlabošana</text:p>
          </table:table-cell>
        </table:table-row>
        <table:table-row table:style-name="TableLine2189732484752">
          <table:table-cell table:style-name="Uzdevumi.A13" office:value-type="float" office:value="3.1">
            <text:p text:style-name="P2">3.1</text:p>
          </table:table-cell>
          <table:table-cell table:style-name="Uzdevumi.D17" office:value-type="string">
            <text:p text:style-name="P2">Konstanšu izveidošana priekš iestatījumiem</text:p>
          </table:table-cell>
          <table:table-cell table:style-name="Uzdevumi.D17" office:value-type="string">
            <text:p text:style-name="P2">16/05/23</text:p>
          </table:table-cell>
          <table:table-cell table:style-name="Uzdevumi.D17" office:value-type="string">
            <text:p text:style-name="P2">1.5h</text:p>
          </table:table-cell>
          <table:table-cell table:style-name="Uzdevumi.E17" office:value-type="string">
            <text:p text:style-name="P2">Iepazīšanās ar iespējamajiem paņēmieniem iestatijumu saglabāšanā, konstanšu izveidošana</text:p>
          </table:table-cell>
        </table:table-row>
        <table:table-row table:style-name="TableLine2189732487632">
          <table:table-cell table:style-name="Uzdevumi.A14" office:value-type="float" office:value="3.2">
            <text:p text:style-name="P2">3.2</text:p>
          </table:table-cell>
          <table:table-cell table:style-name="Uzdevumi.D17" office:value-type="string">
            <text:p text:style-name="P2">API andpointu izveide iestatījumu rediģēšanai un dzēšanai</text:p>
          </table:table-cell>
          <table:table-cell table:style-name="Uzdevumi.D17" office:value-type="string">
            <text:p text:style-name="P2">23/05/23</text:p>
          </table:table-cell>
          <table:table-cell table:style-name="Uzdevumi.D17" office:value-type="string">
            <text:p text:style-name="P2">4h </text:p>
          </table:table-cell>
          <table:table-cell table:style-name="Uzdevumi.E17" office:value-type="string">
            <text:p text:style-name="P2">API endpointu izveide</text:p>
          </table:table-cell>
        </table:table-row>
        <table:table-row table:style-name="TableLine2189732483024">
          <table:table-cell table:style-name="Uzdevumi.A15" office:value-type="float" office:value="3.3">
            <text:p text:style-name="P2">3.3</text:p>
          </table:table-cell>
          <table:table-cell table:style-name="Uzdevumi.D17" office:value-type="string">
            <text:p text:style-name="P2">Frontend lapas izveide iestatījumu rediģēšanai, dzēšanai</text:p>
          </table:table-cell>
          <table:table-cell table:style-name="Uzdevumi.D17" office:value-type="string">
            <text:p text:style-name="P2">26/05/23</text:p>
          </table:table-cell>
          <table:table-cell table:style-name="Uzdevumi.D17" office:value-type="string">
            <text:p text:style-name="P2">4.5h</text:p>
          </table:table-cell>
          <table:table-cell table:style-name="Uzdevumi.E17" office:value-type="string">
            <text:p text:style-name="P2">Frontend lapas izveide, API endpointu atkļūdošana.</text:p>
          </table:table-cell>
        </table:table-row>
        <table:table-row table:style-name="TableLine2189732476976">
          <table:table-cell table:style-name="Uzdevumi.A16" office:value-type="float" office:value="4.1">
            <text:p text:style-name="P6">4.1</text:p>
          </table:table-cell>
          <table:table-cell table:style-name="Uzdevumi.D17" office:value-type="string">
            <text:p text:style-name="P6">Pievienot servisu, kas ļaus mijiedarboties Azure Blob Storage.</text:p>
          </table:table-cell>
          <table:table-cell table:style-name="Uzdevumi.D17" office:value-type="string">
            <text:p text:style-name="P6">27/05/23</text:p>
          </table:table-cell>
          <table:table-cell table:style-name="Uzdevumi.D17" office:value-type="string">
            <text:p text:style-name="P6">4h</text:p>
          </table:table-cell>
          <table:table-cell table:style-name="Uzdevumi.E17" office:value-type="string">
            <text:p text:style-name="P6">Iepazīšanās ar Azure Blob Storage dokumentāciju, profila izveide, servisa izveide</text:p>
          </table:table-cell>
        </table:table-row>
        <table:table-row table:style-name="TableLine2189732491088">
          <table:table-cell table:style-name="Uzdevumi.A17" office:value-type="float" office:value="4.2">
            <text:p text:style-name="P6">4.2</text:p>
          </table:table-cell>
          <table:table-cell table:style-name="Uzdevumi.D17" office:value-type="string">
            <text:p text:style-name="P2">Pievienot kontrolieri ar enpointiem, kas ļaus augšupielādēt un lejupielādēt failus, saņemt failu sarakstu, dzēst failus.</text:p>
          </table:table-cell>
          <table:table-cell table:style-name="Uzdevumi.D17" office:value-type="string">
            <text:p text:style-name="P6">27/05/23</text:p>
          </table:table-cell>
          <table:table-cell table:style-name="Uzdevumi.D17" office:value-type="string">
            <text:p text:style-name="P6">2.5h</text:p>
          </table:table-cell>
          <table:table-cell table:style-name="Uzdevumi.E17" office:value-type="string">
            <text:p text:style-name="P6">Tika daļēji izveidoti endpointi failu saraksta saņemšanai, failu augšupielādei, rediģēšanai</text:p>
          </table:table-cell>
        </table:table-row>
        <table:table-row table:style-name="TableLine2189732491088">
          <table:table-cell table:style-name="Uzdevumi.A18" office:value-type="float" office:value="4.2">
            <text:p text:style-name="P6">4.2</text:p>
          </table:table-cell>
          <table:table-cell table:style-name="Uzdevumi.D22" office:value-type="string">
            <text:p text:style-name="P2">Pievienot kontrolieri ar enpointiem, kas ļaus augšupielādēt un lejupielādēt failus, saņemt failu sarakstu, dzēst failus.</text:p>
          </table:table-cell>
          <table:table-cell table:style-name="Uzdevumi.D22" office:value-type="string">
            <text:p text:style-name="P6">28/05/23</text:p>
          </table:table-cell>
          <table:table-cell table:style-name="Uzdevumi.D22" office:value-type="string">
            <text:p text:style-name="P6">2h</text:p>
          </table:table-cell>
          <table:table-cell table:style-name="Uzdevumi.E22" office:value-type="string">
            <text:p text:style-name="P6">Tika pabeigti endpointi “File” kontrolieri</text:p>
          </table:table-cell>
        </table:table-row>
        <text:soft-page-break/>
        <table:table-row table:style-name="TableLine2189732491088">
          <table:table-cell table:style-name="Uzdevumi.A19" office:value-type="float" office:value="4.3">
            <text:p text:style-name="P6">4.3</text:p>
          </table:table-cell>
          <table:table-cell table:style-name="Uzdevumi.D22" office:value-type="string">
            <text:p text:style-name="P3">Izveidot lapu fronted projektā, kurā varēs <text:span text:style-name="T2">mijiedarboties ar</text:span> fail<text:span text:style-name="T2">iem</text:span></text:p>
          </table:table-cell>
          <table:table-cell table:style-name="Uzdevumi.D22" office:value-type="string">
            <text:p text:style-name="P6">29/05/23</text:p>
          </table:table-cell>
          <table:table-cell table:style-name="Uzdevumi.D22" office:value-type="string">
            <text:p text:style-name="P8">5h</text:p>
          </table:table-cell>
          <table:table-cell table:style-name="Uzdevumi.E22" office:value-type="string">
            <text:p text:style-name="P8">Lapas un formu izveidošana</text:p>
          </table:table-cell>
        </table:table-row>
        <table:table-row table:style-name="TableLine2189732491088">
          <table:table-cell table:style-name="Uzdevumi.A20" office:value-type="float" office:value="4.3">
            <text:p text:style-name="P8">4.3</text:p>
          </table:table-cell>
          <table:table-cell table:style-name="Uzdevumi.D22" office:value-type="string">
            <text:p text:style-name="P3">Izveidot lapu fronted projektā, kurā varēs <text:span text:style-name="T2">mijiedarboties ar</text:span> fail<text:span text:style-name="T2">iem</text:span></text:p>
          </table:table-cell>
          <table:table-cell table:style-name="Uzdevumi.D22" office:value-type="string">
            <text:p text:style-name="P8">29/05/23</text:p>
          </table:table-cell>
          <table:table-cell table:style-name="Uzdevumi.D22" office:value-type="string">
            <text:p text:style-name="P8">3h</text:p>
          </table:table-cell>
          <table:table-cell table:style-name="Uzdevumi.E22" office:value-type="string">
            <text:p text:style-name="P8">Frontend lapu atkļūdošana (validācija, tabulas)</text:p>
          </table:table-cell>
        </table:table-row>
        <table:table-row table:style-name="TableLine2189732491088">
          <table:table-cell table:style-name="Uzdevumi.A21" office:value-type="float" office:value="4.4">
            <text:p text:style-name="P8">4.4</text:p>
          </table:table-cell>
          <table:table-cell table:style-name="Uzdevumi.D22" office:value-type="string">
            <text:p text:style-name="P4">Iepazīties ar Magick.NET bibliotēku</text:p>
          </table:table-cell>
          <table:table-cell table:style-name="Uzdevumi.D22" office:value-type="string">
            <text:p text:style-name="P8">29/05/23</text:p>
          </table:table-cell>
          <table:table-cell table:style-name="Uzdevumi.D22" office:value-type="string">
            <text:p text:style-name="P8">1h</text:p>
          </table:table-cell>
          <table:table-cell table:style-name="Uzdevumi.E22" office:value-type="string">
            <text:p text:style-name="P8">Iepazīšanās ar bibliotēkas dokumnetāciju</text:p>
          </table:table-cell>
        </table:table-row>
        <table:table-row table:style-name="TableLine2189732491088">
          <table:table-cell table:style-name="Uzdevumi.A22" office:value-type="float" office:value="4.4">
            <text:p text:style-name="P8">4.4</text:p>
          </table:table-cell>
          <table:table-cell table:style-name="Uzdevumi.D22" office:value-type="string">
            <text:p text:style-name="P9"><text:span text:style-name="T3">Pielieot </text:span>Magick.NET <text:span text:style-name="T3">bibliotēku attēlu </text:span><text:s/>mērogošan<text:span text:style-name="T3">ai</text:span>, kad tas ir nepieciešams.</text:p>
          </table:table-cell>
          <table:table-cell table:style-name="Uzdevumi.D22" office:value-type="string">
            <text:p text:style-name="P8">30/05/23</text:p>
          </table:table-cell>
          <table:table-cell table:style-name="Uzdevumi.D22" office:value-type="string">
            <text:p text:style-name="P8">3h</text:p>
          </table:table-cell>
          <table:table-cell table:style-name="Uzdevumi.E22" office:value-type="string">
            <text:p text:style-name="P8">Funkcionalitātes pievienošana “File” kontrolierī</text:p>
          </table:table-cell>
        </table:table-row>
        <table:table-row table:style-name="TableLine2189732491088">
          <table:table-cell table:style-name="Uzdevumi.A23" office:value-type="float" office:value="4.3">
            <text:p text:style-name="P8">4.3</text:p>
          </table:table-cell>
          <table:table-cell table:style-name="Uzdevumi.D23" office:value-type="string">
            <text:p text:style-name="P4">Izveidot lapu fronted projektā, kurā varēs <text:span text:style-name="T2">mijiedarboties ar</text:span> fail<text:span text:style-name="T2">iem</text:span></text:p>
          </table:table-cell>
          <table:table-cell table:style-name="Uzdevumi.D23" office:value-type="string">
            <text:p text:style-name="P8">30/05/23</text:p>
          </table:table-cell>
          <table:table-cell table:style-name="Uzdevumi.D23" office:value-type="string">
            <text:p text:style-name="P8">2h</text:p>
          </table:table-cell>
          <table:table-cell table:style-name="Uzdevumi.E23" office:value-type="string">
            <text:p text:style-name="P8">Infinity scroll ieviešana tabulā</text:p>
          </table:table-cell>
        </table:table-row>
        <table:table-row table:style-name="TableLine2189732491088">
          <table:table-cell table:style-name="Uzdevumi.A24" office:value-type="string">
            <text:p text:style-name="P8">-</text:p>
          </table:table-cell>
          <table:table-cell table:style-name="Uzdevumi.D24" office:value-type="string">
            <text:p text:style-name="P5">Mazi uzlabojumi</text:p>
          </table:table-cell>
          <table:table-cell table:style-name="Uzdevumi.D24" office:value-type="string">
            <text:p text:style-name="P10">31/05/23</text:p>
          </table:table-cell>
          <table:table-cell table:style-name="Uzdevumi.D24" office:value-type="string">
            <text:p text:style-name="P10">1h</text:p>
          </table:table-cell>
          <table:table-cell table:style-name="Uzdevumi.E24" office:value-type="string">
            <text:p text:style-name="P10">Mazi uzlabojum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4T12:55:35.62</meta:creation-date>
    <dc:date>2023-05-31T11:25:20.156000000</dc:date>
    <meta:editing-duration>P3DT21H16M44S</meta:editing-duration>
    <meta:editing-cycles>4</meta:editing-cycles>
    <meta:generator>LibreOffice/7.3.5.2$Windows_X86_64 LibreOffice_project/184fe81b8c8c30d8b5082578aee2fed2ea847c01</meta:generator>
    <meta:document-statistic meta:table-count="1" meta:image-count="0" meta:object-count="0" meta:page-count="3" meta:paragraph-count="120" meta:word-count="351" meta:character-count="2808" meta:non-whitespace-character-count="2573"/>
  </office:meta>
</office:document-meta>
</file>